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1cm"/>
    </style:style>
    <style:style style:name="gr2" style:family="graphic" style:parent-style-name="standard">
      <style:graphic-properties svg:stroke-width="0.053cm" svg:stroke-color="#990000" draw:marker-start-width="0.279cm" draw:marker-end-width="0.279cm" draw:fill="none" draw:textarea-horizontal-align="justify" draw:textarea-vertical-align="middle" draw:auto-grow-height="false" fo:min-height="0.327cm" fo:min-width="0.61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6600" draw:marker-start-width="0.279cm" draw:marker-end-width="0.279cm" draw:fill="none" draw:textarea-horizontal-align="justify" draw:textarea-vertical-align="middle" draw:auto-grow-height="false" fo:min-height="0.418cm" fo:min-width="1.96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507cm" fo:min-width="4.11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909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gr8" style:family="graphic" style:parent-style-name="standard">
      <style:graphic-properties draw:stroke="none" svg:stroke-color="#000000" draw:fill="none" draw:fill-color="#ffffff" fo:min-height="4.195cm"/>
    </style:style>
    <style:style style:name="gr9" style:family="graphic" style:parent-style-name="standard">
      <style:graphic-properties draw:stroke="none" svg:stroke-color="#000000" draw:fill="none" draw:fill-color="#ffffff" fo:min-height="1.528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7cm" fo:min-width="2.465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800000" fo:font-size="12pt" style:font-size-asian="12pt" style:font-size-complex="12pt"/>
    </style:style>
    <style:style style:name="P6" style:family="paragraph">
      <loext:graphic-properties draw:fill="none" draw:fill-color="#ffffff"/>
      <style:text-properties fo:color="#800000" fo:font-size="12pt" style:font-size-asian="12pt" style:font-size-complex="12pt"/>
    </style:style>
    <style:style style:name="P7" style:family="paragraph">
      <style:text-properties fo:color="#007826" fo:font-size="12pt" style:font-size-asian="12pt" style:font-size-complex="12pt"/>
    </style:style>
    <style:style style:name="P8" style:family="paragraph">
      <loext:graphic-properties draw:fill="none" draw:fill-color="#ffffff"/>
      <style:text-properties fo:color="#007826" fo:font-size="12pt" style:font-size-asian="12pt" style:font-size-complex="12pt"/>
    </style:style>
    <style:style style:name="P9" style:family="paragraph">
      <style:text-properties fo:color="#0066ff" fo:font-size="12pt" style:font-size-asian="12pt" style:font-size-complex="12pt"/>
    </style:style>
    <style:style style:name="P10" style:family="paragraph">
      <loext:graphic-properties draw:fill="none" draw:fill-color="#ffffff"/>
      <style:text-properties fo:color="#0066ff" fo:font-size="12pt" style:font-size-asian="12pt" style:font-size-complex="12pt"/>
    </style:style>
    <style:style style:name="P11" style:family="paragraph">
      <style:text-properties fo:color="#330099" fo:font-size="116.199996948242pt" style:font-size-asian="72pt" style:font-size-complex="72pt"/>
    </style:style>
    <style:style style:name="P12" style:family="paragraph">
      <loext:graphic-properties draw:fill="none" draw:fill-color="#ffffff"/>
      <style:text-properties fo:color="#330099" fo:font-size="116.199996948242pt" style:font-size-asian="72pt" style:font-size-complex="72pt"/>
    </style:style>
    <style:style style:name="P13" style:family="paragraph">
      <style:text-properties fo:color="#6600ff" fo:font-size="12pt" style:font-size-asian="12pt" style:font-size-complex="12pt"/>
    </style:style>
    <style:style style:name="P14" style:family="paragraph">
      <loext:graphic-properties draw:fill="none" draw:fill-color="#ffffff"/>
      <style:text-properties fo:color="#6600ff" fo:font-size="12pt" style:font-size-asian="12pt" style:font-size-complex="12pt"/>
    </style:style>
    <style:style style:name="T1" style:family="text">
      <style:text-properties fo:color="#8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330099" fo:font-size="105.599998474121pt" style:font-size-asian="105.599998474121pt" style:font-size-complex="105.599998474121pt"/>
    </style:style>
    <style:style style:name="T4" style:family="text">
      <style:text-properties fo:color="#6600ff" fo:font-size="12pt" style:font-size-asian="12pt" style:font-size-complex="12pt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72cm" svg:height="6.35cm" svg:x="0.2cm" svg:y="2.2cm">
          <draw:text-box>
            <text:p>public Pizza pizzaRecipe(dough, sauce, cheese)</text:p>
            <text:p>{</text:p>
            <text:p><text:tab/>Roll dough into a circle;</text:p>
            <text:p><text:tab/>Put sauce on dough;</text:p>
            <text:p><text:tab/>Put cheese on sauce;</text:p>
            <text:p><text:tab/>Put whole thing in 400 degree oven for 10-12 minutes;</text:p>
            <text:p><text:tab/>Serve hot;</text:p>
            <text:p>}</text:p>
          </draw:text-box>
        </draw:frame>
      </draw:page>
      <draw:page draw:name="page2" draw:style-name="dp1" draw:master-page-name="Default">
        <draw:frame draw:style-name="gr1" draw:text-style-name="P3" draw:layer="layout" svg:width="17.272cm" svg:height="6.35cm" svg:x="0.2cm" svg:y="2.2cm">
          <draw:text-box>
            <text:p text:style-name="P2">public Pizza pizzaRecipe(dough, sauce, cheese)</text:p>
            <text:p text:style-name="P2">{</text:p>
            <text:p text:style-name="P2"><text:tab/>Roll dough into a circle;</text:p>
            <text:p text:style-name="P2"><text:tab/>Put sauce on dough;</text:p>
            <text:p text:style-name="P2"><text:tab/>Put cheese on sauce;</text:p>
            <text:p text:style-name="P2"><text:tab/>Put whole thing in 400 degree oven for 10-12 minutes;</text:p>
            <text:p text:style-name="P2"><text:tab/>Serve hot;</text:p>
            <text:p text:style-name="P2">}</text:p>
          </draw:text-box>
        </draw:frame>
        <draw:custom-shape draw:style-name="gr2" draw:text-style-name="P4" draw:layer="layout" svg:width="1.651cm" svg:height="0.889cm" svg:x="2.248cm" svg:y="2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556cm" svg:height="1.016cm" svg:x="3.899cm" svg:y="2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604cm" svg:height="1.143cm" svg:x="7.455cm" svg:y="2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3.683cm" svg:height="2.163cm" svg:x="0.851cm" svg:y="0.089cm">
          <draw:text-box>
            <text:p text:style-name="P5"><text:span text:style-name="T1">Return dataType (what is being returned by the method)</text:span></text:p>
          </draw:text-box>
        </draw:frame>
        <draw:frame draw:style-name="gr6" draw:text-style-name="P8" draw:layer="layout" svg:width="3.175cm" svg:height="1.207cm" svg:x="4.318cm" svg:y="1.07cm">
          <draw:text-box>
            <text:p text:style-name="P7"><text:span text:style-name="T2">Method name (recipe name)</text:span></text:p>
          </draw:text-box>
        </draw:frame>
        <draw:frame draw:style-name="gr7" draw:text-style-name="P10" draw:layer="layout" svg:width="5.461cm" svg:height="1.685cm" svg:x="8.101cm" svg:y="0.435cm">
          <draw:text-box>
            <text:p text:style-name="P9"><text:span text:style-name="T2">Input parameters (Stuff we need to execute the method, ingredients)</text:span></text:p>
          </draw:text-box>
        </draw:frame>
        <draw:frame draw:style-name="gr8" draw:text-style-name="P12" draw:layer="layout" svg:width="1.651cm" svg:height="4.445cm" svg:x="16.437cm" svg:y="3.037cm">
          <draw:text-box>
            <text:p text:style-name="P11"><text:span text:style-name="T3">}</text:span></text:p>
          </draw:text-box>
        </draw:frame>
        <draw:frame draw:style-name="gr9" draw:text-style-name="P14" draw:layer="layout" svg:width="5.072cm" svg:height="1.778cm" svg:x="17.788cm" svg:y="4.804cm">
          <draw:text-box>
            <text:p text:style-name="P13"><text:span text:style-name="T4">Instructions for executing the method (recipe directions).</text:span></text:p>
          </draw:text-box>
        </draw:frame>
      </draw:page>
      <draw:page draw:name="page3" draw:style-name="dp1" draw:master-page-name="Default">
        <draw:frame draw:style-name="gr1" draw:text-style-name="P3" draw:layer="layout" svg:width="17.272cm" svg:height="6.65cm" svg:x="0.2cm" svg:y="2.201cm">
          <draw:text-box>
            <text:p text:style-name="P2">public Pizza pizzaRecipe(dough, sauce, cheese)</text:p>
            <text:p text:style-name="P2">{</text:p>
            <text:p text:style-name="P2"><text:tab/>Roll dough into a circle;</text:p>
            <text:p text:style-name="P2"><text:tab/>Put sauce on dough;</text:p>
            <text:p text:style-name="P2"><text:tab/>Put cheese on sauce;</text:p>
            <text:p text:style-name="P2"><text:tab/>Put whole thing in 400 degree oven for 10-12 minutes;</text:p>
            <text:p text:style-name="P2"><text:tab/><text:span text:style-name="T5">Serve hot;</text:span></text:p>
            <text:p text:style-name="P2"><text:span text:style-name="T5"><text:tab/></text:span><text:span text:style-name="T6">return Pizza;</text:span></text:p>
            <text:p text:style-name="P2">}</text:p>
          </draw:text-box>
        </draw:frame>
        <draw:custom-shape draw:style-name="gr2" draw:text-style-name="P4" draw:layer="layout" svg:width="1.651cm" svg:height="0.889cm" svg:x="2.248cm" svg:y="2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556cm" svg:height="1.016cm" svg:x="3.899cm" svg:y="2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604cm" svg:height="1.143cm" svg:x="7.455cm" svg:y="2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3.683cm" svg:height="2.163cm" svg:x="0.851cm" svg:y="0.09cm">
          <draw:text-box>
            <text:p text:style-name="P5"><text:span text:style-name="T1">Return dataType (what is being returned by the method)</text:span></text:p>
          </draw:text-box>
        </draw:frame>
        <draw:frame draw:style-name="gr6" draw:text-style-name="P8" draw:layer="layout" svg:width="3.175cm" svg:height="1.207cm" svg:x="4.318cm" svg:y="1.071cm">
          <draw:text-box>
            <text:p text:style-name="P7"><text:span text:style-name="T2">Method name (recipe name)</text:span></text:p>
          </draw:text-box>
        </draw:frame>
        <draw:frame draw:style-name="gr7" draw:text-style-name="P10" draw:layer="layout" svg:width="5.461cm" svg:height="1.685cm" svg:x="8.101cm" svg:y="0.436cm">
          <draw:text-box>
            <text:p text:style-name="P9"><text:span text:style-name="T2">Input parameters (Stuff we need to execute the method, ingredients)</text:span></text:p>
          </draw:text-box>
        </draw:frame>
        <draw:frame draw:style-name="gr8" draw:text-style-name="P12" draw:layer="layout" svg:width="1.651cm" svg:height="4.445cm" svg:x="16.437cm" svg:y="3.038cm">
          <draw:text-box>
            <text:p text:style-name="P11"><text:span text:style-name="T3">}</text:span></text:p>
          </draw:text-box>
        </draw:frame>
        <draw:frame draw:style-name="gr9" draw:text-style-name="P14" draw:layer="layout" svg:width="5.072cm" svg:height="1.778cm" svg:x="17.788cm" svg:y="4.805cm">
          <draw:text-box>
            <text:p text:style-name="P13"><text:span text:style-name="T4">Instructions for executing the method (recipe directions).</text:span></text:p>
          </draw:text-box>
        </draw:frame>
        <draw:custom-shape draw:style-name="gr10" draw:text-style-name="P4" draw:layer="layout" svg:width="4.191cm" svg:height="1.016cm" svg:x="1.397cm" svg:y="7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4" draw:layer="layout" svg:width="2.927cm" svg:height="3.624cm" draw:transform="rotate (2.27067335684462) translate (1.39699999960486cm 7.62000000033274cm)" svg:viewBox="0 0 2928 3625" svg:d="M0 0c3155 0 2925 3625 2925 362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1:14:49.082815812</meta:creation-date>
    <dc:date>2015-06-29T11:29:30.125447785</dc:date>
    <meta:editing-duration>PT27S</meta:editing-duration>
    <meta:editing-cycles>1</meta:editing-cycles>
    <meta:document-statistic meta:object-count="21"/>
    <meta:generator>LibreOffice/4.4.2.2$Linux_X86_64 LibreOffice_project/40m0$Build-2</meta:generator>
  </office:meta>
</office:document-meta>
</file>